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Cantarell Light" svg:font-family="'Cantarell Light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3465a4" draw:textarea-horizontal-align="justify" draw:textarea-vertical-align="middle" draw:auto-grow-height="false" fo:min-height="4.348cm" fo:min-width="4.098cm"/>
      <style:paragraph-properties style:writing-mode="lr-tb"/>
    </style:style>
    <style:style style:name="gr2" style:family="graphic" style:parent-style-name="objectwithoutfill">
      <style:graphic-properties svg:stroke-width="1.2cm" svg:stroke-color="#3465a4" draw:marker-start-width="2cm" draw:marker-end="Arrowheads_20_1" draw:marker-end-width="2.1cm" draw:fill="none" draw:textarea-vertical-align="middle" fo:padding-top="0.725cm" fo:padding-bottom="0.725cm" fo:padding-left="0.85cm" fo:padding-right="0.85cm"/>
      <style:paragraph-properties style:writing-mode="lr-tb"/>
    </style:style>
    <style:style style:name="gr3" style:family="graphic" style:parent-style-name="standard">
      <style:graphic-properties svg:stroke-color="#00a933" draw:fill="solid" draw:fill-color="#00a933" draw:textarea-horizontal-align="justify" draw:textarea-vertical-align="middle" draw:auto-grow-height="false" fo:min-height="4.348cm" fo:min-width="4.098cm"/>
      <style:paragraph-properties style:writing-mode="lr-tb"/>
    </style:style>
    <style:style style:name="gr4" style:family="graphic" style:parent-style-name="objectwithoutfill">
      <style:graphic-properties svg:stroke-width="1.2cm" svg:stroke-color="#00a933" draw:marker-start-width="2cm" draw:marker-end="Arrowheads_20_1" draw:marker-end-width="2.1cm" draw:fill="solid" draw:fill-color="#00a933" draw:textarea-vertical-align="middle" fo:padding-top="0.725cm" fo:padding-bottom="0.725cm" fo:padding-left="0.85cm" fo:padding-right="0.85cm"/>
      <style:paragraph-properties style:writing-mode="lr-tb"/>
    </style:style>
    <style:style style:name="gr5" style:family="graphic" style:parent-style-name="standard">
      <style:graphic-properties draw:fill="solid" draw:fill-color="#c9211e" draw:textarea-horizontal-align="justify" draw:textarea-vertical-align="middle" draw:auto-grow-height="false" fo:min-height="4.348cm" fo:min-width="4.098cm"/>
      <style:paragraph-properties style:writing-mode="lr-tb"/>
    </style:style>
    <style:style style:name="gr6" style:family="graphic" style:parent-style-name="standard">
      <style:graphic-properties svg:stroke-width="1cm" svg:stroke-color="#00a933" draw:marker-start="Arrowheads_20_2" draw:marker-start-width="1.8cm" draw:marker-end-width="1.7cm" draw:textarea-vertical-align="middle" fo:padding-top="0.625cm" fo:padding-bottom="0.625cm" fo:padding-left="0.75cm" fo:padding-right="0.75cm"/>
      <style:paragraph-properties style:writing-mode="lr-tb"/>
    </style:style>
    <style:style style:name="gr7" style:family="graphic" style:parent-style-name="standard">
      <style:graphic-properties svg:stroke-width="1cm" svg:stroke-color="#c9211e" draw:marker-start="Arrowheads_20_3" draw:marker-start-width="1.8cm" draw:marker-end-width="1.7cm" draw:textarea-vertical-align="middle" fo:padding-top="0.625cm" fo:padding-bottom="0.625cm" fo:padding-left="0.75cm" fo:padding-right="0.75cm"/>
      <style:paragraph-properties style:writing-mode="lr-tb"/>
    </style:style>
    <style:style style:name="P1" style:family="paragraph">
      <style:paragraph-properties fo:text-align="center"/>
      <style:text-properties fo:color="#ffffff" loext:opacity="100%" style:font-name="Cantarell Light"/>
    </style:style>
    <style:style style:name="P2" style:family="paragraph">
      <loext:graphic-properties draw:fill="solid" draw:fill-color="#3465a4"/>
      <style:paragraph-properties fo:text-align="center"/>
      <style:text-properties fo:color="#ffffff" loext:opacity="100%" style:font-name="Cantarell Ligh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ffffff" loext:opacity="100%" style:font-name="Cantarell Light"/>
    </style:style>
    <style:style style:name="P5" style:family="paragraph">
      <loext:graphic-properties draw:fill="solid" draw:fill-color="#00a933"/>
      <style:paragraph-properties fo:text-align="center"/>
      <style:text-properties fo:color="#ffffff" loext:opacity="100%" style:font-name="Cantarell Light"/>
    </style:style>
    <style:style style:name="P6" style:family="paragraph">
      <loext:graphic-properties draw:fill="solid" draw:fill-color="#c9211e"/>
      <style:paragraph-properties fo:text-align="center"/>
      <style:text-properties fo:color="#ffffff" loext:opacity="100%" style:font-name="Cantarell Light"/>
    </style:style>
    <style:style style:name="T1" style:family="text">
      <style:text-properties fo:color="#ffffff" loext:opacity="100%" style:font-name="Cantarell Ligh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5cm" svg:height="6.5cm" svg:x="1cm" svg:y="1cm">
          <text:p text:style-name="P1"><text:span text:style-name="T1">Mod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6cm" svg:y1="6.25cm" svg:x2="10.5cm" svg:y2="6.25cm">
          <text:p text:style-name="P3"><text:span text:style-name="T1">Business data <text:s text:c="11"/></text:span></text:p>
        </draw:line>
        <draw:custom-shape draw:style-name="gr3" draw:text-style-name="P5" draw:layer="layout" svg:width="6.5cm" svg:height="6.5cm" svg:x="11cm" svg:y="1cm">
          <text:p text:style-name="P1"><text:span text:style-name="T1">ModelVie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6cm" svg:y1="6.25cm" svg:x2="20.5cm" svg:y2="6.25cm">
          <text:p text:style-name="P3"><text:span text:style-name="T1">View Data <text:s text:c="5"/></text:span></text:p>
        </draw:line>
        <draw:custom-shape draw:style-name="gr5" draw:text-style-name="P6" draw:layer="layout" svg:width="6.5cm" svg:height="6.5cm" svg:x="20.75cm" svg:y="1.25cm">
          <text:p text:style-name="P1"><text:span text:style-name="T1">Vie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7.75cm" svg:y1="2.25cm" svg:x2="12.5cm" svg:y2="2.25cm">
          <text:p text:style-name="P3"><text:span text:style-name="T1"><text:s text:c="10"/></text:span><text:span text:style-name="T1">Update </text:span><text:span text:style-name="T1">Model</text:span></text:p>
        </draw:line>
        <draw:line draw:style-name="gr7" draw:text-style-name="P1" draw:layer="layout" svg:x1="18.25cm" svg:y1="2.25cm" svg:x2="23.25cm" svg:y2="2.25cm">
          <text:p text:style-name="P3"><text:span text:style-name="T1"><text:s text:c="3"/></text:span><text:span text:style-name="T1"><text:tab/></text:span><text:span text:style-name="T1">Call Method</text:span></text:p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Cantarell Light" svg:font-family="'Cantarell Light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GB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1cm" svg:stroke-color="#00a933" draw:marker-start-width="1.9cm" draw:marker-end-width="1.7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.7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05T16:59:51.172319862</meta:creation-date>
    <dc:date>2021-09-05T19:59:36.009246873</dc:date>
    <meta:editing-duration>PT2H45M47S</meta:editing-duration>
    <meta:editing-cycles>3</meta:editing-cycles>
    <meta:generator>LibreOffice/7.2.0.4$Linux_X86_64 LibreOffice_project/20$Build-4</meta:generator>
    <meta:document-statistic meta:object-count="7"/>
  </office:meta>
</office:document-meta>
</file>